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a4a8721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037c0b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none" fo:font-weight="bold" officeooo:rsid="17cb7444" officeooo:paragraph-rsid="1e0511c4" style:font-name-asian="標楷體1" style:font-size-asian="17pt" style:language-asian="zh" style:country-asian="TW" style:font-weight-asian="bold" style:font-size-complex="17pt" style:font-weight-complex="bold"/>
    </style:style>
    <style:style style:name="P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12ac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355b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1696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ed499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d1c78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d0f98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878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ee5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ba80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2570b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ccf02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4acc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f7a7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003000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549c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1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7f05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870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1696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f69423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341e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0921d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13a3b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15840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1d2e6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19988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2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3142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f2c50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a061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9f84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e7e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b3b6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a4a8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a6b4d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2729be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d953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3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df6717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a11aa0" officeooo:paragraph-rsid="1ea29dc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a11aa0" officeooo:paragraph-rsid="1eae547b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a11aa0" officeooo:paragraph-rsid="1ea1376c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a11aa0" officeooo:paragraph-rsid="1ef0bbc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a292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a935a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a9df3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f30f4d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8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e7e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49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ec277f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0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beb77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1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a4a8721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2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b7854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3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bbf045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4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f2f9e2a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5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66f6" officeooo:paragraph-rsid="1eb3b644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6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19d5c5" officeooo:paragraph-rsid="1ee7e2d8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7" style:family="paragraph" style:parent-style-name="Standard" style:list-style-name="L1">
      <style:text-properties fo:color="#333333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e28fd16" officeooo:paragraph-rsid="1e28fd16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P58" style:family="paragraph" style:parent-style-name="Standard" style:list-style-name="L1">
      <style:text-properties fo:color="#1c1c1c" style:text-outline="false" style:text-line-through-style="none" style:text-line-through-type="none" style:text-position="0% 100%" style:font-name="Liberation Serif" fo:font-size="17pt" fo:font-style="normal" fo:text-shadow="none" style:text-underline-style="none" fo:font-weight="bold" officeooo:rsid="17cb7444" officeooo:paragraph-rsid="1eee5062" style:font-name-asian="標楷體1" style:font-size-asian="17pt" style:language-asian="zh" style:country-asian="TW" style:font-style-asian="normal" style:font-weight-asian="bold" style:font-name-complex="標楷體" style:font-size-complex="17pt" style:font-weight-complex="bold" style:text-emphasize="none"/>
    </style:style>
    <style:style style:name="T1" style:family="text">
      <style:text-properties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2" style:family="text">
      <style:text-properties fo:color="#000000"/>
    </style:style>
    <style:style style:name="T3" style:family="text">
      <style:text-properties fo:color="#000000" style:font-name="標楷體1" style:font-name-asian="標楷體1"/>
    </style:style>
    <style:style style:name="T4" style:family="text">
      <style:text-properties fo:color="#000000" style:font-name="標楷體1" officeooo:rsid="1e018007" style:font-name-asian="標楷體1"/>
    </style:style>
    <style:style style:name="T5" style:family="text">
      <style:text-properties fo:color="#000000" style:text-outline="false" style:text-line-through-style="none" style:text-line-through-type="none" style:text-position="0% 100%" fo:font-style="normal" fo:text-shadow="none" style:font-style-asian="normal" style:font-name-complex="標楷體" style:text-emphasize="none"/>
    </style:style>
    <style:style style:name="T6" style:family="text">
      <style:text-properties fo:color="#000000" style:text-outline="false" style:text-line-through-style="none" style:text-line-through-type="none" style:text-position="0% 100%" style:font-name="標楷體1" fo:font-style="normal" fo:text-shadow="none" style:font-style-asian="normal" style:font-name-complex="標楷體" style:text-emphasize="none"/>
    </style:style>
    <style:style style:name="T7" style:family="text">
      <style:text-properties fo:color="#000000" style:text-outline="false" style:text-line-through-style="none" style:text-line-through-type="none" style:text-position="0% 100%" style:font-name="標楷體1" fo:font-style="normal" fo:text-shadow="none" officeooo:rsid="1e018007" style:font-style-asian="normal" style:font-name-complex="標楷體" style:text-emphasize="none"/>
    </style:style>
    <style:style style:name="T8" style:family="text">
      <style:text-properties fo:color="#000000" style:text-outline="false" style:text-line-through-style="none" style:text-line-through-type="none" style:text-position="0% 100%" style:font-name="標楷體1" fo:font-style="normal" fo:text-shadow="none" officeooo:rsid="1a6a6586" style:font-style-asian="normal" style:font-name-complex="標楷體" style:text-emphasize="none"/>
    </style:style>
    <style:style style:name="T9" style:family="text">
      <style:text-properties fo:color="#000000" style:text-outline="false" style:text-line-through-style="none" style:text-line-through-type="none" style:text-position="0% 100%" style:font-name="標楷體1" fo:font-style="normal" fo:text-shadow="none" officeooo:rsid="1a6b28d1" style:font-style-asian="normal" style:font-name-complex="標楷體" style:text-emphasize="none"/>
    </style:style>
    <style:style style:name="T10" style:family="text">
      <style:text-properties fo:color="#010101"/>
    </style:style>
    <style:style style:name="T11" style:family="text">
      <style:text-properties fo:color="#010101" style:font-name="標楷體1" officeooo:rsid="26242b65"/>
    </style:style>
    <style:style style:name="T12" style:family="text">
      <style:text-properties fo:color="#010101" style:font-name="標楷體1" officeooo:rsid="2624a946"/>
    </style:style>
    <style:style style:name="T13" style:family="text">
      <style:text-properties fo:color="#010101" style:font-name="標楷體1" fo:font-size="11pt" officeooo:rsid="1eff25a1" style:font-size-asian="11pt" style:font-size-complex="11pt"/>
    </style:style>
    <style:style style:name="T14" style:family="text">
      <style:text-properties fo:color="#010101" style:font-name="標楷體1" fo:font-size="11pt" officeooo:rsid="1ef1ba42" style:font-size-asian="11pt" style:font-size-complex="11pt"/>
    </style:style>
    <style:style style:name="T15" style:family="text">
      <style:text-properties fo:color="#010101" style:font-name="標楷體1" fo:font-size="11pt" officeooo:rsid="1e05eff6" style:font-size-asian="11pt" style:font-size-complex="11pt"/>
    </style:style>
    <style:style style:name="T16" style:family="text">
      <style:text-properties fo:color="#010101" fo:font-size="11pt" officeooo:rsid="1ea11aa0" style:font-size-asian="11pt" style:font-size-complex="11pt"/>
    </style:style>
    <style:style style:name="T17" style:family="text">
      <style:text-properties fo:color="#010101" fo:font-size="11pt" officeooo:rsid="1eff25a1" style:font-size-asian="11pt" style:font-size-complex="11pt"/>
    </style:style>
    <style:style style:name="T18" style:family="text">
      <style:text-properties fo:color="#010101" officeooo:rsid="1e28fd16"/>
    </style:style>
    <style:style style:name="T19" style:family="text">
      <style:text-properties officeooo:rsid="1e2866f6"/>
    </style:style>
    <style:style style:name="T20" style:family="text">
      <style:text-properties fo:color="#1c1c1c"/>
    </style:style>
    <style:style style:name="T21" style:family="text">
      <style:text-properties fo:color="#1c1c1c" officeooo:rsid="1e2866f6"/>
    </style:style>
    <style:style style:name="T22" style:family="text">
      <style:text-properties style:font-name="標楷體1"/>
    </style:style>
    <style:style style:name="T23" style:family="text">
      <style:text-properties style:font-name="標楷體1" style:font-name-asian="標楷體1"/>
    </style:style>
    <style:style style:name="T24" style:family="text">
      <style:text-properties style:font-name="標楷體1" officeooo:rsid="1e2866f6" style:font-name-asian="標楷體1"/>
    </style:style>
    <style:style style:name="T25" style:family="text">
      <style:text-properties style:font-name="標楷體1" officeooo:rsid="1ef7f051" style:font-name-asian="標楷體1"/>
    </style:style>
    <style:style style:name="T26" style:family="text">
      <style:text-properties style:font-name="標楷體1" officeooo:rsid="24ffe503" style:font-name-asian="標楷體1"/>
    </style:style>
    <style:style style:name="T27" style:family="text">
      <style:text-properties style:font-name="標楷體1" officeooo:rsid="33fd40b0" style:font-name-asian="標楷體1"/>
    </style:style>
    <style:style style:name="T28" style:family="text">
      <style:text-properties style:font-name="標楷體1" officeooo:rsid="1eff7a78" style:font-name-asian="標楷體1"/>
    </style:style>
    <style:style style:name="T29" style:family="text">
      <style:text-properties style:font-name="標楷體1" officeooo:rsid="1e28fd16"/>
    </style:style>
    <style:style style:name="T30" style:family="text">
      <style:text-properties style:font-name="標楷體1" officeooo:rsid="1e05eff6"/>
    </style:style>
    <style:style style:name="T31" style:family="text">
      <style:text-properties style:font-name="標楷體1" officeooo:rsid="1f343427"/>
    </style:style>
    <style:style style:name="T32" style:family="text">
      <style:text-properties style:font-name="標楷體1" officeooo:rsid="1eff25a1"/>
    </style:style>
    <style:style style:name="T33" style:family="text">
      <style:text-properties style:font-name="標楷體1" officeooo:rsid="1eb78548"/>
    </style:style>
    <style:style style:name="T34" style:family="text">
      <style:text-properties style:font-name="標楷體1" officeooo:rsid="262b6c39"/>
    </style:style>
    <style:style style:name="T35" style:family="text">
      <style:text-properties style:font-name="標楷體1" officeooo:rsid="26242b65"/>
    </style:style>
    <style:style style:name="T36" style:family="text">
      <style:text-properties style:font-name="標楷體1" officeooo:rsid="2624a946"/>
    </style:style>
    <style:style style:name="T37" style:family="text">
      <style:text-properties style:font-name="標楷體1" officeooo:rsid="29490711"/>
    </style:style>
    <style:style style:name="T38" style:family="text">
      <style:text-properties style:font-name="標楷體1" officeooo:rsid="311693c9"/>
    </style:style>
    <style:style style:name="T39" style:family="text">
      <style:text-properties style:font-name="標楷體1" officeooo:rsid="319a25fb"/>
    </style:style>
    <style:style style:name="T40" style:family="text">
      <style:text-properties style:font-name="標楷體1" officeooo:rsid="1eee5062"/>
    </style:style>
    <style:style style:name="T41" style:family="text">
      <style:text-properties officeooo:rsid="1e28fd16"/>
    </style:style>
    <style:style style:name="T42" style:family="text">
      <style:text-properties officeooo:rsid="17cb7444"/>
    </style:style>
    <style:style style:name="T43" style:family="text">
      <style:text-properties officeooo:rsid="1e05eff6"/>
    </style:style>
    <style:style style:name="T44" style:family="text">
      <style:text-properties officeooo:rsid="1f343427"/>
    </style:style>
    <style:style style:name="T45" style:family="text">
      <style:text-properties officeooo:rsid="1eff25a1"/>
    </style:style>
    <style:style style:name="T46" style:family="text">
      <style:text-properties officeooo:rsid="40c66b87"/>
    </style:style>
    <style:style style:name="T47" style:family="text">
      <style:text-properties style:font-name="Liberation Serif1" officeooo:rsid="1ed1c78c" style:font-name-asian="Liberation Serif1" style:font-name-complex="Liberation Serif1"/>
    </style:style>
    <style:style style:name="T48" style:family="text">
      <style:text-properties officeooo:rsid="24ffe503"/>
    </style:style>
    <style:style style:name="T49" style:family="text">
      <style:text-properties officeooo:rsid="1ef7f051"/>
    </style:style>
    <style:style style:name="T50" style:family="text">
      <style:text-properties officeooo:rsid="33fd40b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667471409" text:style-name="L1">
        <text:list-item>
          <text:p text:style-name="P1"><text:bookmark-start text:name="人類"/>人類<text:bookmark-end text:name="人類"/></text:p>
          <text:list>
            <text:list-item>
              <text:p text:style-name="P1">不可能的任務：致命清算（第一章）<text:span text:style-name="T2">（西</text:span><text:span text:style-name="T3">元</text:span><text:span text:style-name="T4">2023年7月11日</text:span><text:span text:style-name="T2">）</text:span></text:p>
            </text:list-item>
            <text:list-item>
              <text:p text:style-name="P2"><text:span text:style-name="T1">印第安納瓊斯：命運輪盤。</text:span><text:span text:style-name="T5">（西</text:span><text:span text:style-name="T6">元</text:span><text:span text:style-name="T7">2023年7月1</text:span><text:span text:style-name="T8">2</text:span><text:span text:style-name="T7">日</text:span><text:span text:style-name="T5">）</text:span></text:p>
            </text:list-item>
            <text:list-item>
              <text:p text:style-name="P3"><text:span text:style-name="T1">閃電俠。</text:span><text:span text:style-name="T5">（西</text:span><text:span text:style-name="T6">元</text:span><text:span text:style-name="T7">2023年7月1</text:span><text:span text:style-name="T9">3</text:span><text:span text:style-name="T7">日</text:span><text:span text:style-name="T5">）</text:span></text:p>
            </text:list-item>
          </text:list>
        </text:list-item>
        <text:list-item>
          <text:p text:style-name="P4"><text:bookmark-start text:name="神"/>神<text:bookmark-end text:name="神"/></text:p>
          <text:list>
            <text:list-item>
              <text:p text:style-name="P5"><text:span text:style-name="T41">（人類 認定的）全知全能的</text:span>神 不存在。</text:p>
            </text:list-item>
            <text:list-item>
              <text:p text:style-name="P6"><text:span text:style-name="T41">（人類 認定的）</text:span>神<text:span text:style-name="T41"> 是 </text:span><text:span text:style-name="T35">個體</text:span>。</text:p>
              <text:list>
                <text:list-item>
                  <text:p text:style-name="P7"><text:span text:style-name="T41">明顯例子，（人類 認定的）</text:span>神。<text:span text:style-name="T10">、鬼、靈魂</text:span></text:p>
                  <text:list>
                    <text:list-item>
                      <text:p text:style-name="P7"><text:span text:style-name="T41">明顯例子，</text:span><text:span text:style-name="T35">&lt;?</text:span><text:span text:style-name="T36">a</text:span><text:span text:style-name="T35">&gt;</text:span><text:span text:style-name="T34">神。</text:span><text:span text:style-name="T10">、</text:span><text:span text:style-name="T11">&lt;?</text:span><text:span text:style-name="T12">a</text:span><text:span text:style-name="T11">&gt;</text:span><text:span text:style-name="T10">鬼、</text:span><text:span text:style-name="T11">&lt;?</text:span><text:span text:style-name="T12">a</text:span><text:span text:style-name="T11">&gt;</text:span><text:span text:style-name="T10">靈魂、</text:span><text:span text:style-name="T11">&lt;?</text:span><text:span text:style-name="T12">a</text:span><text:span text:style-name="T11">&gt;意識層個體</text:span></text:p>
                      <text:list>
                        <text:list-item>
                          <text:p text:style-name="P8"><text:span text:style-name="T47">∞</text:span><text:span text:style-name="T41"> </text:span><text:span text:style-name="T39">&gt;</text:span><text:span text:style-name="T41"> </text:span><text:span text:style-name="T36">a</text:span><text:span text:style-name="T41"> </text:span><text:span text:style-name="T39">&gt;</text:span><text:span text:style-name="T38">–</text:span><text:span text:style-name="T47">∞</text:span><text:span text:style-name="T34">。</text:span></text:p>
                          <text:list>
                            <text:list-item>
                              <text:p text:style-name="P9"><text:span text:style-name="T34">…、&lt;?2&gt;神、&lt;?3&gt;神、&lt;?</text:span><text:span text:style-name="T32">4</text:span><text:span text:style-name="T34">&gt;神、…</text:span>。</text:p>
                            </text:list-item>
                          </text:list>
                        </text:list-item>
                        <text:list-item>
                          <text:p text:style-name="P10"><text:span text:style-name="T35">&lt;?</text:span><text:span text:style-name="T36">a</text:span><text:span text:style-name="T35">&gt;</text:span><text:span text:style-name="T34">神</text:span><text:span text:style-name="T41"> 是 </text:span><text:span text:style-name="T35">&lt;?</text:span><text:span text:style-name="T36">a</text:span><text:span text:style-name="T35">&gt;個體</text:span>。</text:p>
                          <text:list>
                            <text:list-item>
                              <text:p text:style-name="P11"><text:span text:style-name="T34">&lt;?2&gt;神、</text:span><text:span text:style-name="T46">人</text:span>類<text:span text:style-name="T35">個體</text:span><text:span text:style-name="T34">、</text:span><text:span text:style-name="T35">鳥</text:span>類<text:span text:style-name="T35">個體</text:span><text:span text:style-name="T34">、</text:span><text:span text:style-name="T35">魚</text:span>類<text:span text:style-name="T35">個體</text:span><text:span text:style-name="T34">、</text:span><text:span text:style-name="T35">蟲</text:span>類<text:span text:style-name="T35">個體</text:span><text:span text:style-name="T41"> 是 </text:span><text:span text:style-name="T34">&lt;?2&gt;</text:span><text:span text:style-name="T35">個體</text:span>。</text:p>
                              <text:list>
                                <text:list-item>
                                  <text:p text:style-name="P58"><text:span text:style-name="T34">&lt;?2&gt;神、&lt;?2&gt;</text:span><text:span text:style-name="T46">人</text:span>類<text:span text:style-name="T35">個體</text:span><text:span text:style-name="T34">、&lt;?2&gt;</text:span><text:span text:style-name="T35">鳥</text:span>類<text:span text:style-name="T35">個體</text:span><text:span text:style-name="T34">、&lt;?2&gt;</text:span><text:span text:style-name="T35">魚</text:span>類<text:span text:style-name="T35">個體</text:span><text:span text:style-name="T41"> 是 </text:span><text:span text:style-name="T34">&lt;?2&gt;</text:span><text:span text:style-name="T35">個體</text:span>。</text:p>
                                </text:list-item>
                                <text:list-item>
                                  <text:p text:style-name="P58"><text:span text:style-name="T34">&lt;?</text:span><text:span text:style-name="T40">a</text:span><text:span text:style-name="T34">&gt;神、&lt;?</text:span><text:span text:style-name="T40">a</text:span><text:span text:style-name="T34">&gt;</text:span><text:span text:style-name="T46">人</text:span>類<text:span text:style-name="T35">個體</text:span><text:span text:style-name="T34">、&lt;?</text:span><text:span text:style-name="T40">a</text:span><text:span text:style-name="T34">&gt;</text:span><text:span text:style-name="T35">鳥</text:span>類<text:span text:style-name="T35">個體</text:span><text:span text:style-name="T34">、&lt;?</text:span><text:span text:style-name="T40">a</text:span><text:span text:style-name="T34">&gt;</text:span><text:span text:style-name="T35">魚</text:span>類<text:span text:style-name="T35">個體</text:span><text:span text:style-name="T41"> 是 </text:span><text:span text:style-name="T34">&lt;?</text:span><text:span text:style-name="T40">a</text:span><text:span text:style-name="T34">&gt;</text:span><text:span text:style-name="T35">個體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12"><text:span text:style-name="T41">明顯例子，</text:span>假<text:span text:style-name="T41">定，某一特定人</text:span>類<text:span text:style-name="T35">個體</text:span><text:span text:style-name="T37"> 擁有 </text:span><text:span text:style-name="T46">某一特定細胞。</text:span></text:p>
                  <text:list>
                    <text:list-item>
                      <text:p text:style-name="P13"><text:span text:style-name="T46">該細胞 有機率認定，該人</text:span>類<text:span text:style-name="T35">個體</text:span><text:span text:style-name="T46"> 是 </text:span>神。<text:span text:style-name="T10">（神 是</text:span><text:span text:style-name="T18">（人類 認定的）</text:span><text:span text:style-name="T10">神）</text:span></text:p>
                    </text:list-item>
                    <text:list-item>
                      <text:p text:style-name="P14"><text:span text:style-name="T46">該人</text:span>類<text:span text:style-name="T35">個體</text:span><text:span text:style-name="T41"> </text:span>認定<text:span text:style-name="T46">，該人</text:span>類<text:span text:style-name="T35">個體</text:span><text:span text:style-name="T46"> </text:span>不<text:span text:style-name="T46">是 </text:span>神。</text:p>
                    </text:list-item>
                    <text:list-item>
                      <text:p text:style-name="P12"><text:span text:style-name="T46">該人</text:span>類<text:span text:style-name="T35">個體</text:span><text:span text:style-name="T41"> </text:span>認定<text:span text:style-name="T46">，該人</text:span>類<text:span text:style-name="T35">個體</text:span><text:span text:style-name="T46"> 是 人</text:span>類。</text:p>
                    </text:list-item>
                  </text:list>
                </text:list-item>
              </text:list>
            </text:list-item>
            <text:list-item>
              <text:p text:style-name="P15">神 是 職位、<text:span text:style-name="T48">職業、階層、身分、地位、職別、隸屬、有超能力並且幫助人類文明的個體</text:span>。</text:p>
              <text:list>
                <text:list-item>
                  <text:p text:style-name="P16"><text:span text:style-name="T48">某一特定</text:span><text:span text:style-name="T26">第</text:span><text:span text:style-name="T27">a層</text:span><text:span text:style-name="T50">級型態個體 成為、擔任 神</text:span>。</text:p>
                  <text:list>
                    <text:list-item>
                      <text:p text:style-name="P16">明顯例子，<text:span text:style-name="T48">某一特定</text:span><text:span text:style-name="T26">第</text:span><text:span text:style-name="T28">0</text:span><text:span text:style-name="T27">層</text:span><text:span text:style-name="T50">級型態個體 成為、擔任 神</text:span>。</text:p>
                    </text:list-item>
                    <text:list-item>
                      <text:p text:style-name="P16">明顯例子，<text:span text:style-name="T48">某一特定肉質層個體 成為、擔任 神</text:span>。</text:p>
                    </text:list-item>
                    <text:list-item>
                      <text:p text:style-name="P17">明顯例子，<text:span text:style-name="T48">某一特定人類個體 成為、擔任 神</text:span>。</text:p>
                      <text:list>
                        <text:list-item>
                          <text:p text:style-name="P18"><text:span text:style-name="T41">人</text:span>類 有機率成為（其他物種、其他個體 的）<text:span text:style-name="T34">&lt;?2&gt;神</text:span>。</text:p>
                          <text:list>
                            <text:list-item>
                              <text:p text:style-name="P19">明顯例<text:span text:style-name="T23">子，</text:span><text:span text:style-name="T25">石器時代</text:span><text:span text:style-name="T49">的人類個體</text:span> 有機率認<text:span text:style-name="T23">定 </text:span><text:span text:style-name="T25">21世紀</text:span><text:span text:style-name="T49">的人類個體，</text:span>是 神。</text:p>
                            </text:list-item>
                            <text:list-item>
                              <text:p text:style-name="P20">明顯例<text:span text:style-name="T23">子，</text:span><text:span text:style-name="T25">石器時代</text:span><text:span text:style-name="T49">的人類個體</text:span> 有機率認<text:span text:style-name="T23">定 </text:span><text:span text:style-name="T25">21世紀</text:span><text:span text:style-name="T49">的人類文明，</text:span>是 神類文明。</text:p>
                            </text:list-item>
                            <text:list-item>
                              <text:p text:style-name="P21">明顯例<text:span text:style-name="T23">子，</text:span><text:span text:style-name="T25">石器時代</text:span><text:span text:style-name="T49">的人類個體</text:span> 有機率認<text:span text:style-name="T23">定 </text:span><text:span text:style-name="T25">21世紀</text:span><text:span text:style-name="T49">的人類文明，</text:span>是 神級文明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  <text:list-item>
                  <text:p text:style-name="P22">神。</text:p>
                  <text:list>
                    <text:list-item>
                      <text:p text:style-name="P22">神 是 道高、德高、幫助人類文明 的 個體。</text:p>
                      <text:list>
                        <text:list-item>
                          <text:p text:style-name="P23">神 是（相對於 人類文明（最高）的 人類個體，）道高、德高 的 個體。</text:p>
                        </text:list-item>
                        <text:list-item>
                          <text:p text:style-name="P23">神 是（以 人類文明（最高）的 人類個體 為 座標系零點，）道高、德高、幫助人類文明 的 個體。</text:p>
                          <text:list>
                            <text:list-item>
                              <text:p text:style-name="P24">假定，坐標系的 水平軸 是 道。</text:p>
                            </text:list-item>
                            <text:list-item>
                              <text:p text:style-name="P24">假定，坐標系的 垂直軸 是 德。</text:p>
                            </text:list-item>
                            <text:list-item>
                              <text:p text:style-name="P23">假定，坐標系的 零點 是 人類文明（最高）的 人類個體（的 道、德）。</text:p>
                              <text:list>
                                <text:list-item>
                                  <text:p text:style-name="P24">神 在 坐標系的 第一象限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3">神 是（以 某一特定時期的 人類文明（最高）的 人類個體 為 座標系零點，）道高、德高、幫助人類文明 的 個體。</text:p>
                          <text:list>
                            <text:list-item>
                              <text:p text:style-name="P23">明顯例子，以 石器時代的 人類文明（最高）的 人類個體 為 座標系零點，）道高、德高的 個體。</text:p>
                              <text:list>
                                <text:list-item>
                                  <text:p text:style-name="P25"><text:span text:style-name="T25">21世紀</text:span><text:span text:style-name="T49">的人類個體 有機率，在 該坐標系的 第一象限</text:span>。</text:p>
                                  <text:list>
                                    <text:list-item>
                                      <text:p text:style-name="P25"><text:span text:style-name="T25">21世紀</text:span><text:span text:style-name="T49">的人類個體 有機率是（石器時代的 人類文明的）神</text:span>。</text:p>
                                    </text:list-item>
                                  </text:list>
                                </text:list-item>
                                <text:list-item>
                                  <text:p text:style-name="P26"><text:span text:style-name="T25">21世紀</text:span><text:span text:style-name="T49">的人類文明 有機率，在 該坐標系的 第一象限</text:span>。</text:p>
                                  <text:list>
                                    <text:list-item>
                                      <text:p text:style-name="P26"><text:span text:style-name="T25">21世紀</text:span><text:span text:style-name="T49">的人類文明 有機率是（石器時代的 人類文明的）神類文明</text:span>。</text:p>
                                    </text:list-item>
                                    <text:list-item>
                                      <text:p text:style-name="P26"><text:span text:style-name="T25">21世紀</text:span><text:span text:style-name="T49">的人類文明 有機率是（石器時代的 人類文明的）神級文明</text:span>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24">神 的 劃分、分類、量化 是 階級劃分方式、後天形成的文化、利用客觀操控主觀。</text:p>
                      <text:list>
                        <text:list-item>
                          <text:p text:style-name="P27">利用客觀操控主觀 的 明顯例子。</text:p>
                          <text:list>
                            <text:list-item>
                              <text:p text:style-name="P27">假定，某一特定照片 顯示，某一特定個體、某一特定手機。</text:p>
                            </text:list-item>
                            <text:list-item>
                              <text:p text:style-name="P27">假定，該照片 顯示，該個體的 手 觸碰到，該手機的 手機螢幕。</text:p>
                            </text:list-item>
                            <text:list-item>
                              <text:p text:style-name="P27">假定，該照片 顯示，手機螢幕的 畫面顯示 是 手機遊戲的 畫面。</text:p>
                            </text:list-item>
                            <text:list-item>
                              <text:p text:style-name="P28">其他個體 有機率認定，該個體 在 浪費時間 玩遊戲。</text:p>
                            </text:list-item>
                            <text:list-item>
                              <text:p text:style-name="P28">其他個體 有機率認定，該個體 在 消磨時間 玩遊戲。</text:p>
                            </text:list-item>
                            <text:list-item>
                              <text:p text:style-name="P28">其他個體 有機率認定，該個體 在 訓練腦力 玩遊戲。</text:p>
                            </text:list-item>
                            <text:list-item>
                              <text:p text:style-name="P28">其他個體 有機率認定，該個體 在被 奶嘴樂 玩遊戲。</text:p>
                            </text:list-item>
                            <text:list-item>
                              <text:p text:style-name="P29">客觀 是，描述 畫面、感測。</text:p>
                              <text:list>
                                <text:list-item>
                                  <text:p text:style-name="P29">明顯例子，該個體 在 使用 手 戳螢幕。</text:p>
                                </text:list-item>
                              </text:list>
                            </text:list-item>
                            <text:list-item>
                              <text:p text:style-name="P28">主觀 是，描述認定、賦予意義、認定有某一特定意義、認定代表某一特定意義。</text:p>
                              <text:list>
                                <text:list-item>
                                  <text:p text:style-name="P28">明顯例子，認定 該個體 在 玩遊戲。</text:p>
                                </text:list-item>
                                <text:list-item>
                                  <text:p text:style-name="P30">明顯例子，認定、標籤、映射 玩遊戲，代表 浪費時間、消磨時間、訓練腦力。</text:p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24">該劃分 有機率產生 歧視、貼標籤、潛規則、階級複製、明確的階級分層 現象。</text:p>
                          <text:list>
                            <text:list-item>
                              <text:p text:style-name="P24">神、佛、該劃分方式 的 獲利者、既得利益者 有機率 強化、（往 獲利者 有利的 方向）改良 社會規範、文化。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31"><text:bookmark-start text:name="預言"/>預言<text:bookmark-end text:name="預言"/></text:p>
          <text:list>
            <text:list-item>
              <text:p text:style-name="P32">部分查驗的預言。</text:p>
              <text:list>
                <text:list-item>
                  <text:p text:style-name="P32">龍樹諒、我所看見的未來。</text:p>
                  <text:list>
                    <text:list-item>
                      <text:p text:style-name="P40"><text:span text:style-name="T42">查驗成功的預言</text:span><text:span text:style-name="T22">。</text:span></text:p>
                      <text:list>
                        <text:list-item>
                          <text:p text:style-name="P41"><text:span text:style-name="T30">西元2011年</text:span><text:span text:style-name="T32">3月11日</text:span><text:span text:style-name="T30">的 福島</text:span><text:span text:style-name="T19">大地震</text:span>。</text:p>
                        </text:list-item>
                      </text:list>
                    </text:list-item>
                    <text:list-item>
                      <text:p text:style-name="P42"><text:span text:style-name="T42">還沒查驗的預言</text:span>。</text:p>
                      <text:list>
                        <text:list-item>
                          <text:p text:style-name="P43"><text:span text:style-name="T30">西元</text:span><text:span text:style-name="T29">2025年7月</text:span><text:span text:style-name="T31">5</text:span><text:span text:style-name="T32">日</text:span><text:span text:style-name="T30">的</text:span>（<text:span text:style-name="T46">有機率是 </text:span>海槽大<text:span text:style-name="T30">地震</text:span><text:span text:style-name="T46"> 產生</text:span><text:span text:style-name="T30">）大海嘯</text:span>。</text:p>
                        </text:list-item>
                      </text:list>
                    </text:list-item>
                  </text:list>
                </text:list-item>
                <text:list-item>
                  <text:p text:style-name="P44"><text:span text:style-name="T22">2062</text:span>（<text:span text:style-name="T20">（該個體 自稱 自己是）</text:span>未來人）。</text:p>
                  <text:list>
                    <text:list-item>
                      <text:p text:style-name="P45"><text:span text:style-name="T42">查驗成功的預言</text:span>。</text:p>
                      <text:list>
                        <text:list-item>
                          <text:p text:style-name="P46"><text:span text:style-name="T30">西元2011年</text:span><text:span text:style-name="T32">3月11日</text:span><text:span text:style-name="T30">的 福島</text:span><text:span text:style-name="T43">大地震</text:span>。</text:p>
                        </text:list-item>
                        <text:list-item>
                          <text:p text:style-name="P46"><text:span text:style-name="T31">西元2015年5月16日的 </text:span><text:span text:style-name="T44">淡城大地震</text:span>。</text:p>
                        </text:list-item>
                        <text:list-item>
                          <text:p text:style-name="P47"><text:span text:style-name="T32">西元2016年4月14日</text:span><text:span text:style-name="T45">的 熊本大地震</text:span>。<text:span text:style-name="T16">（</text:span><text:span text:style-name="T13">西元2016年4月14日</text:span><text:span text:style-name="T14">~</text:span><text:span text:style-name="T13">西元2016年4月29日</text:span><text:span text:style-name="T17"> 的 熊本大地震</text:span><text:span text:style-name="T15">）</text:span></text:p>
                        </text:list-item>
                      </text:list>
                    </text:list-item>
                    <text:list-item>
                      <text:p text:style-name="P45"><text:span text:style-name="T42">還沒查驗的預言</text:span>。</text:p>
                      <text:list>
                        <text:list-item>
                          <text:p text:style-name="P56">火星夢失敗告終、能明白對方在想什麼、時光機器、第二次朝鮮戰爭、…。</text:p>
                        </text:list-item>
                      </text:list>
                    </text:list-item>
                  </text:list>
                </text:list-item>
                <text:list-item>
                  <text:p text:style-name="P33">愛德加凱西。</text:p>
                  <text:list>
                    <text:list-item>
                      <text:p text:style-name="P48"><text:span text:style-name="T42">查驗成功的預言</text:span>。</text:p>
                      <text:list>
                        <text:list-item>
                          <text:p text:style-name="P49"><text:span text:style-name="T32">西元1929年</text:span><text:span text:style-name="T45">的 華爾街股市大崩盤</text:span>。</text:p>
                        </text:list-item>
                      </text:list>
                    </text:list-item>
                    <text:list-item>
                      <text:p text:style-name="P33">還沒查驗的預言。</text:p>
                      <text:list>
                        <text:list-item>
                          <text:p text:style-name="P33">埃及的 獅身人面像的 底下的 紀錄大廳，放有 亞特蘭提斯文明的 紀錄、記載。</text:p>
                        </text:list-item>
                      </text:list>
                    </text:list-item>
                  </text:list>
                </text:list-item>
                <text:list-item>
                  <text:p text:style-name="P50"><text:span text:style-name="T42">有機率是 假的、隨便亂猜的 預言、推測</text:span><text:span text:style-name="T22">。</text:span></text:p>
                  <text:list>
                    <text:list-item>
                      <text:p text:style-name="P51"><text:span text:style-name="T22">KFK</text:span>（<text:span text:style-name="T20">（該個體 自稱 自己是）</text:span>未來人）。</text:p>
                      <text:list>
                        <text:list-item>
                          <text:p text:style-name="P34">查驗失敗的預言。</text:p>
                          <text:list>
                            <text:list-item>
                              <text:p text:style-name="P52"><text:span text:style-name="T22">KFK</text:span><text:span text:style-name="T45"> 認定，</text:span><text:span text:style-name="T32">西元201</text:span><text:span text:style-name="T33">9</text:span><text:span text:style-name="T32">年 ~ 西元2030年</text:span>，沒有 戰爭。</text:p>
                              <text:list>
                                <text:list-item>
                                  <text:p text:style-name="P52">實際上<text:span text:style-name="T45">，</text:span><text:span text:style-name="T32">西元201</text:span><text:span text:style-name="T33">9</text:span><text:span text:style-name="T32">年 ~ 西元2030年</text:span>，有 戰爭。</text:p>
                                  <text:list>
                                    <text:list-item>
                                      <text:p text:style-name="P53"><text:span text:style-name="T41">明顯例子，</text:span>烏克蘭和俄羅斯的戰爭、以色列和哈瑪斯的戰爭。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  <text:list-item>
                          <text:p text:style-name="P54">有機率<text:span text:style-name="T42">失敗的預言</text:span>。</text:p>
                          <text:list>
                            <text:list-item>
                              <text:p text:style-name="P55"><text:span text:style-name="T22">KFK</text:span><text:span text:style-name="T45"> 認定，</text:span><text:span text:style-name="T32">西元203</text:span><text:span text:style-name="T30">2</text:span><text:span text:style-name="T32">年</text:span><text:span text:style-name="T45">的 奧運 在 印尼的 </text:span>雅加達。</text:p>
                              <text:list>
                                <text:list-item>
                                  <text:p text:style-name="P54">實際上<text:span text:style-name="T45">，</text:span><text:span text:style-name="T32">西元203</text:span><text:span text:style-name="T30">2</text:span><text:span text:style-name="T32">年</text:span><text:span text:style-name="T45">的 奧運（預定）在 澳大利亞的 布里斯本</text:span>。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5">還沒查驗的預言。<text:span text:style-name="T10">（有機率是 真的、假的、隨便亂猜的 預言、推測）</text:span></text:p>
              <text:list>
                <text:list-item>
                  <text:p text:style-name="P35">推背圖。</text:p>
                </text:list-item>
                <text:list-item>
                  <text:p text:style-name="P35">燒餅歌。</text:p>
                </text:list-item>
                <text:list-item>
                  <text:p text:style-name="P35">馬前課。</text:p>
                </text:list-item>
                <text:list-item>
                  <text:p text:style-name="P35">格庵遺錄。</text:p>
                </text:list-item>
                <text:list-item>
                  <text:p text:style-name="P35">日月神示。</text:p>
                </text:list-item>
                <text:list-item>
                  <text:p text:style-name="P35">金陵塔碑文。</text:p>
                </text:list-item>
                <text:list-item>
                  <text:p text:style-name="P35">乾坤萬年歌。</text:p>
                </text:list-item>
                <text:list-item>
                  <text:p text:style-name="P35">黃蘗禪師詩。</text:p>
                </text:list-item>
                <text:list-item>
                  <text:p text:style-name="P35">釋迦摩尼預言。</text:p>
                </text:list-item>
                <text:list-item>
                  <text:p text:style-name="P36">赫爾墨斯預言。</text:p>
                </text:list-item>
                <text:list-item>
                  <text:p text:style-name="P35">陝西太白山劉伯溫碑記。</text:p>
                </text:list-item>
                <text:list-item>
                  <text:p text:style-name="P35">（基督教 認定的）聖經、啟示錄、聖經密碼。</text:p>
                </text:list-item>
                <text:list-item>
                  <text:p text:style-name="P35">霍皮族預言。</text:p>
                </text:list-item>
                <text:list-item>
                  <text:p text:style-name="P37">香巴拉預言。</text:p>
                </text:list-item>
                <text:list-item>
                  <text:p text:style-name="P37">法蒂瑪的三個預言。</text:p>
                </text:list-item>
                <text:list-item>
                  <text:p text:style-name="P37">信使（畫）。</text:p>
                </text:list-item>
                <text:list-item>
                  <text:p text:style-name="P35">火星男孩。</text:p>
                </text:list-item>
                <text:list-item>
                  <text:p text:style-name="P35">挪威老太太。</text:p>
                </text:list-item>
                <text:list-item>
                  <text:p text:style-name="P38">塞爾維亞先知<text:span text:style-name="T34">、克雷姆納</text:span>預言。</text:p>
                </text:list-item>
                <text:list-item>
                  <text:p text:style-name="P35">牛頓。</text:p>
                </text:list-item>
                <text:list-item>
                  <text:p text:style-name="P35">達文西。</text:p>
                </text:list-item>
                <text:list-item>
                  <text:p text:style-name="P35">木內鶴彥。</text:p>
                </text:list-item>
                <text:list-item>
                  <text:p text:style-name="P35">珍妮傑克遜。</text:p>
                </text:list-item>
                <text:list-item>
                  <text:p text:style-name="P35">諾查丹瑪斯。</text:p>
                </text:list-item>
                <text:list-item>
                  <text:p text:style-name="P35">蓮花生大士。</text:p>
                </text:list-item>
                <text:list-item>
                  <text:p text:style-name="P35">出口王仁三郎。</text:p>
                </text:list-item>
                <text:list-item>
                  <text:p text:style-name="P39">阿米（<text:span text:style-name="T20">（安立奎巴里奧斯 稱 阿米 是 虛構的 兒童讀物的）</text:span>外星生物）。</text:p>
                </text:list-item>
                <text:list-item>
                  <text:p text:style-name="P57"><text:span text:style-name="T23">2075</text:span><text:span text:style-name="T24">（</text:span><text:span text:style-name="T21">（該個體 自稱 自己是）</text:span><text:span text:style-name="T19">未來人）</text:span>。</text:p>
                </text:list-item>
                <text:list-item>
                  <text:p text:style-name="P57">國分玲<text:span text:style-name="T19">（</text:span><text:span text:style-name="T21">（該個體 自稱 自己是）</text:span><text:span text:style-name="T19">未來人）</text:span>。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SimSun" svg:font-family="SimSun"/>
    <style:font-face style:name="標楷體" svg:font-family="標楷體"/>
    <style:font-face style:name="Liberation Serif1" svg:font-family="'Liberation Serif'" style:font-family-generic="roman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6-25T18:42:05.177000000</dc:date>
    <meta:editing-duration>P15DT14H31M38S</meta:editing-duration>
    <meta:editing-cycles>7420</meta:editing-cycles>
    <meta:document-statistic meta:table-count="0" meta:image-count="0" meta:object-count="0" meta:page-count="1" meta:paragraph-count="117" meta:word-count="2188" meta:character-count="2681" meta:non-whitespace-character-count="2472"/>
  </office:meta>
</office:document-meta>
</file>